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70000002E07511DE973AEAFD3.png" manifest:media-type="image/png"/>
  <manifest:file-entry manifest:full-path="Pictures/1000042D000003FE000004B9C0F460AFE09E31E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7.6cm"/>
    </style:style>
    <style:style style:name="gr2" style:family="graphic" style:parent-style-name="standard">
      <style:graphic-properties draw:fill-color="#ffffff" draw:textarea-horizontal-align="left" draw:textarea-vertical-align="top" draw:auto-grow-height="false" fo:min-height="4.25cm" fo:min-width="16.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65cm" fo:min-width="2.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cm" svg:height="1cm" svg:x="1.9cm" svg:y="5.6cm">
          <text:p>ruby@yakara.co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cm" svg:height="1cm" svg:x="1.9cm" svg:y="8cm">
          <text:p>Hello Mess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1cm" svg:height="4.5cm" svg:x="1.9cm" svg:y="10.4cm">
          <text:p>Hello,</text:p>
          <text:p text:style-name="P2"/>
          <text:p>Thank you for your call today. </text:p>
          <text:p text:style-name="P2">Please contact us if you have any further questions.</text:p>
          <text:p text:style-name="P2"/>
          <text:p>Yakara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91cm" svg:height="0.962cm" svg:x="1.7cm" svg:y="1.9cm">
          <draw:text-box>
            <text:p>Name</text:p>
          </draw:text-box>
        </draw:frame>
        <draw:frame draw:style-name="gr3" draw:text-style-name="P3" draw:layer="layout" svg:width="2.085cm" svg:height="0.962cm" svg:x="1.7cm" svg:y="4.6cm">
          <draw:text-box>
            <text:p>Email</text:p>
          </draw:text-box>
        </draw:frame>
        <draw:frame draw:style-name="gr3" draw:text-style-name="P3" draw:layer="layout" svg:width="3.072cm" svg:height="0.962cm" svg:x="1.6cm" svg:y="7cm">
          <draw:text-box>
            <text:p>Template</text:p>
          </draw:text-box>
        </draw:frame>
        <draw:frame draw:style-name="gr3" draw:text-style-name="P3" draw:layer="layout" svg:width="5.502cm" svg:height="0.962cm" svg:x="1.7cm" svg:y="9.4cm">
          <draw:text-box>
            <text:p>Message Preview</text:p>
          </draw:text-box>
        </draw:frame>
        <draw:custom-shape draw:style-name="gr4" draw:text-style-name="P4" draw:layer="layout" svg:width="3.3cm" svg:height="0.9cm" svg:x="1.9cm" svg:y="15.6cm">
          <text:p text:style-name="P2">Send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506cm" svg:height="0.599cm" draw:transform="rotate (-1.5707963267949) translate (9.75cm 8.244cm)">
          <draw:image xlink:href="Pictures/1000042D000003FE000004B9C0F460AFE09E31E8.svg" xlink:type="simple" xlink:show="embed" xlink:actuate="onLoad">
            <text:p/>
          </draw:image>
          <draw:image xlink:href="Pictures/10000201000000270000002E07511DE973AEAFD3.png" xlink:type="simple" xlink:show="embed" xlink:actuate="onLoad"/>
        </draw:frame>
        <draw:custom-shape draw:style-name="gr1" draw:text-style-name="P1" draw:layer="layout" svg:width="8.1cm" svg:height="1cm" svg:x="1.9cm" svg:y="2.9cm">
          <text:p>Ruby Johns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1:04:47.475093778</meta:creation-date>
    <dc:date>2018-09-28T11:29:55.698017767</dc:date>
    <meta:editing-duration>PT4M47S</meta:editing-duration>
    <meta:editing-cycles>2</meta:editing-cycles>
    <meta:generator>LibreOffice/6.0.6.2$Linux_X86_64 LibreOffice_project/00$Build-2</meta:generator>
    <meta:document-statistic meta:object-count="10"/>
  </office:meta>
</office:document-meta>
</file>